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267.96pt"/>
    </style:style>
    <style:style style:name="co4" style:family="table-column">
      <style:table-column-properties fo:break-before="auto" style:column-width="57.06pt"/>
    </style:style>
    <style:style style:name="co5" style:family="table-column">
      <style:table-column-properties fo:break-before="auto" style:column-width="548.5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padding="2.01pt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ce7" style:family="table-cell" style:parent-style-name="Default">
      <style:table-cell-properties fo:padding="2.01pt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3.81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 SW2, SW3</text:p>
          </table:table-cell>
          <table:table-cell office:value-type="string" calcext:value-type="string">
            <text:p>SWITCH SLIDE DPDT 300MA 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"/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Minimal_Bom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table:style-name="ce7" office:value-type="string" calcext:value-type="string">
            <text:p>This BOM is intended to be the bare minimum for a 16 port controller, It has no Serial Outputs, no IO headers and no pocketbeagle head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9" table:default-cell-style-name="ce4"/>
        <table:table-row table:style-name="ro1">
          <table:table-cell/>
          <table:table-cell table:style-name="ce8" office:value-type="string" calcext:value-type="string">
            <text:p>This BOM removes all the fuses and uses 2 pin headers for the pixel outputs. It assumes you will use separate fusing and power for the pixels.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3:56:12.9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3.3.2$Windows_X86_64 LibreOffice_project/a64200df03143b798afd1ec74a12ab50359878ed</meta:generator>
    <meta:editing-duration>PT13M8S</meta:editing-duration>
    <meta:editing-cycles>7</meta:editing-cycles>
    <dc:date>2020-03-21T15:04:02.466000000</dc:date>
    <meta:document-statistic meta:table-count="3" meta:cell-count="442" meta:object-count="0"/>
  </office:meta>
</office:document-meta>
</file>